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officeooo:paragraph-rsid="000591e8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officeooo:paragraph-rsid="00070a9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DejaVu Sans" fo:font-size="14pt" officeooo:rsid="001931c7" style:font-size-asian="14pt" style:font-size-complex="14pt"/>
    </style:style>
    <style:style style:name="T3" style:family="text">
      <style:text-properties style:font-name="DejaVu Sans" fo:font-size="12pt" style:font-size-asian="12pt" style:font-size-complex="12pt"/>
    </style:style>
    <style:style style:name="T4" style:family="text">
      <style:text-properties style:font-name="DejaVu Sans" fo:font-size="12pt" officeooo:rsid="0005d18f" style:font-size-asian="12pt" style:font-size-complex="12pt"/>
    </style:style>
    <style:style style:name="T5" style:family="text">
      <style:text-properties style:font-name="DejaVu Sans" fo:font-size="12pt" officeooo:rsid="0011f669" style:font-size-asian="12pt" style:font-size-complex="12pt"/>
    </style:style>
    <style:style style:name="T6" style:family="text">
      <style:text-properties style:font-name="DejaVu Sans" fo:font-size="12pt" officeooo:rsid="0011c3f7" style:font-size-asian="12pt" style:font-size-complex="12pt"/>
    </style:style>
    <style:style style:name="T7" style:family="text">
      <style:text-properties style:text-line-through-style="none" style:text-line-through-type="none" style:font-name="DejaVu Sans" fo:font-size="14pt" style:text-underline-style="none" officeooo:rsid="001931c7" style:text-blinking="false" fo:background-color="transparent" loext:char-shading-value="0" style:font-name-asian="Arial" style:font-size-asian="14pt" style:font-name-complex="Ari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Las Nupcias del Sentido con el Alma</text:span></text:p>
      <text:p text:style-name="P1"/>
      <text:p text:style-name="P1"><text:line-break/>Esta tarde mi alma se desbordó sobre todas las cosas,<text:line-break/><text:line-break/>abandonando esta vasija vacía y solitaria,<text:line-break/><text:line-break/>y se llenó de una corriente infinita de flujo eterno.<text:line-break/><text:line-break/>Mi alma se derramó, girando y rugiendo a todo.<text:line-break/><text:line-break/>Cesado el aliento, soy;<text:line-break/><text:line-break/>carente de forma en una diáfana inmensidad azul,<text:line-break/><text:line-break/>en el gentil jugueteo del viento vespertino,<text:line-break/><text:line-break/>en la cálida sonrisa del sol poniente,<text:line-break/><text:line-break/>condensado en ríos y arroyos fluyendo,<text:line-break/><text:line-break/>asentado en tierra y piedra.<text:line-break/><text:line-break/>Un latido en el pecho de esta vasija<text:line-break/><text:line-break/>ahora anima y aviva, se vierte y viaja<text:line-break/><text:line-break/>a través de los vigorosos pulsos de todos los seres.<text:line-break/><text:line-break/>Son las nupcias del sentido con el alma;<text:line-break/><text:line-break/>nada pensado, visto, ganado o perdido.<text:line-break/><text:line-break/>La oscuridad cae sobre placeres efímeros<text:line-break/><text:line-break/>y el mundo es desintegrado en dicha.</text:p>
      <text:p text:style-name="P2"/>
      <text:p text:style-name="P3"><text:span text:style-name="T4">Suscribirse a mi lista del correo electrónico por mandar un correo a</text:span><text:span text:style-name="T5"> </text:span><text:a xlink:type="simple" xlink:href="mailto: enckwilliam@protonmail.com?subject=Subscribe" text:style-name="Internet_20_link" text:visited-style-name="Visited_20_Internet_20_Link"><text:span text:style-name="T6">enckwilliam@protonmail.com</text:span></text:a><text:span text:style-name="T3"><text:line-break/><text:line-break/></text:span><text:soft-page-break/><text:span text:style-name="T3"><text:line-break/></text:span><text:a xlink:type="simple" xlink:href="https://mega.nz/folder/SdoxBAba#i0aGD1umAgKgi6zTagEmgg" text:style-name="Internet_20_link" text:visited-style-name="Visited_20_Internet_20_Link"> </text:a><text:a xlink:type="simple" xlink:href="https://workdrive.zohoexternal.com/folder/ozop1d1dd3540879e463e8afd00a0e758ebf5" text:style-name="Internet_20_link" text:visited-style-name="Visited_20_Internet_20_Link"><text:span text:style-name="T7">Todos los libros y ensayo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53:01.397814810</meta:creation-date>
    <dc:date>2021-12-13T20:35:01.603309853</dc:date>
    <meta:editing-duration>PT24M5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3" meta:word-count="150" meta:character-count="887" meta:non-whitespace-character-count="719"/>
  </office:meta>
</office:document-meta>
</file>